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3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d5f5e" officeooo:paragraph-rsid="000f6725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c9ffd" officeooo:paragraph-rsid="000f6725" style:font-size-asian="14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style:font-name="Ubuntu" fo:font-size="14pt" officeooo:rsid="001c9ffd" officeooo:paragraph-rsid="001104ed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2e09e3" officeooo:paragraph-rsid="000f6725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c5ad1" officeooo:paragraph-rsid="000f6725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1f1d88" officeooo:paragraph-rsid="000f6725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1f1d88" officeooo:paragraph-rsid="001104ed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2e0e8a" officeooo:paragraph-rsid="000f6725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304154" officeooo:paragraph-rsid="000f6725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2c6d20" officeooo:paragraph-rsid="000f6725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31e6f6" officeooo:paragraph-rsid="000f6725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2e6c54" officeooo:paragraph-rsid="001104ed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257a7d" officeooo:paragraph-rsid="001104ed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26ab7d" officeooo:paragraph-rsid="001104ed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29609a" officeooo:paragraph-rsid="001104ed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2ea533" officeooo:paragraph-rsid="001104ed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2e6c54" officeooo:paragraph-rsid="000f6725" fo:background-color="transparent" style:font-size-asian="14pt" style:font-size-complex="14pt"/>
    </style:style>
    <style:style style:name="T1" style:family="text">
      <style:text-properties officeooo:rsid="001c9ffd"/>
    </style:style>
    <style:style style:name="T2" style:family="text">
      <style:text-properties fo:background-color="#dddddd" loext:char-shading-value="0"/>
    </style:style>
    <style:style style:name="T3" style:family="text">
      <style:text-properties officeooo:rsid="00348025" fo:background-color="#dddddd" loext:char-shading-value="0"/>
    </style:style>
    <style:style style:name="T4" style:family="text">
      <style:text-properties officeooo:rsid="001f9765" fo:background-color="#dddddd" loext:char-shading-value="0"/>
    </style:style>
    <style:style style:name="T5" style:family="text">
      <style:text-properties officeooo:rsid="002e6c54" fo:background-color="#dddddd" loext:char-shading-value="0"/>
    </style:style>
    <style:style style:name="T6" style:family="text">
      <style:text-properties officeooo:rsid="0031e6f6" fo:background-color="#dddddd" loext:char-shading-value="0"/>
    </style:style>
    <style:style style:name="T7" style:family="text">
      <style:text-properties officeooo:rsid="00328d3c" fo:background-color="#dddddd" loext:char-shading-value="0"/>
    </style:style>
    <style:style style:name="T8" style:family="text">
      <style:text-properties officeooo:rsid="002ea533" fo:background-color="#dddddd" loext:char-shading-value="0"/>
    </style:style>
    <style:style style:name="T9" style:family="text">
      <style:text-properties officeooo:rsid="002e0e8a"/>
    </style:style>
    <style:style style:name="T10" style:family="text">
      <style:text-properties fo:font-weight="bold" officeooo:rsid="00328d3c" fo:background-color="transparent" loext:char-shading-value="0" style:font-weight-asian="bold" style:font-weight-complex="bold"/>
    </style:style>
    <style:style style:name="T11" style:family="text">
      <style:text-properties officeooo:rsid="00328d3c" fo:background-color="transparent" loext:char-shading-value="0"/>
    </style:style>
    <style:style style:name="T12" style:family="text">
      <style:text-properties officeooo:rsid="002e6c54" fo:background-color="transparent" loext:char-shading-value="0"/>
    </style:style>
    <style:style style:name="T13" style:family="text">
      <style:text-properties officeooo:rsid="0031e6f6"/>
    </style:style>
    <style:style style:name="T14" style:family="text">
      <style:text-properties officeooo:rsid="00328d3c"/>
    </style:style>
    <style:style style:name="T15" style:family="text">
      <style:text-properties officeooo:rsid="002ea533"/>
    </style:style>
    <style:style style:name="T16" style:family="text">
      <style:text-properties officeooo:rsid="002e6c54"/>
    </style:style>
    <style:style style:name="T17" style:family="text">
      <style:text-properties style:font-name="Ubuntu" fo:font-size="14pt" officeooo:rsid="001c9ffd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gex 01</text:h>
      <text:p text:style-name="P4">São padrões utilizados para encontrar, modificar ou validar determinados padrões em strings, <text:span text:style-name="T1">ou seja, são padrões que identificam outros padrões.</text:span></text:p>
      <text:p text:style-name="P5">Tem duas formas de declarar/usar regex, a expressão regular literal e o RegExp.</text:p>
      <text:p text:style-name="P5">_____________________________________________________________________</text:p>
      <text:h text:style-name="P2" text:outline-level="2">Regex Literal</text:h>
      <text:p text:style-name="P7">Uma expressão regular literal sempre irá começar com uma barra abrindo e outra fechando, essa barras representam o começo e fim de uma </text:p>
      <text:p text:style-name="P7">expressão: <text:span text:style-name="T2">/ / </text:span></text:p>
      <text:p text:style-name="P8"/>
      <text:p text:style-name="P7">Para a expressão regular buscar por toda a string, ou seja, buscar globalmente e encontrar mais de uma ocorrencia, é preciso colocar um g no final fora das barras: <text:span text:style-name="T2">/ /g </text:span></text:p>
      <text:p text:style-name="P6"><text:span text:style-name="T17">_____________________________________________________________________</text:span></text:p>
      <text:h text:style-name="P2" text:outline-level="2">Basico</text:h>
      <text:p text:style-name="P7">Para encontrar uma letra ou numero basta digitar o caractere requerido dentro das barras. <text:span text:style-name="T9">Para encontrar o caractere, a expressão precisa casar com a string</text:span>:</text:p>
      <text:p text:style-name="P7"><text:span text:style-name="T2">/a/g </text:span><text:s/>→ a</text:p>
      <text:p text:style-name="P7"><text:span text:style-name="T2">/acb/g </text:span><text:s/>→ acb</text:p>
      <text:p text:style-name="P7"><text:span text:style-name="T2">/1/g </text:span><text:s/>→ 1</text:p>
      <text:p text:style-name="P7"><text:span text:style-name="T2">/123/g </text:span><text:s/>→ 123</text:p>
      <text:p text:style-name="P9">___________________________</text:p>
      <text:p text:style-name="P11">O ponto vai representar qualquer caractere:</text:p>
      <text:p text:style-name="P11"><text:span text:style-name="T2">/./g </text:span><text:s/>→ qualquer caractere</text:p>
      <text:p text:style-name="P9"><text:soft-page-break/><text:span text:style-name="T4">/</text:span><text:span text:style-name="T5">a.c/g </text:span><text:span text:style-name="T12"><text:s/>→ abc - aac - a1c etc. → Letra a, seguido de qualquer caractere, seguido de c</text:span></text:p>
      <text:p text:style-name="P20"/>
      <text:p text:style-name="P12">Para buscar literalmente o ponto basta antes do ponto colocar uma barra invertida:</text:p>
      <text:p text:style-name="P12"><text:span text:style-name="T2">/./g </text:span><text:s/>→ qualquer caractere</text:p>
      <text:p text:style-name="P12"><text:span text:style-name="T2">/\./g </text:span><text:s/>→ . (caractere ponto)</text:p>
      <text:p text:style-name="P13"><text:span text:style-name="T2">/</text:span><text:span text:style-name="T6">\.[</text:span><text:span text:style-name="T7">rm</text:span><text:span text:style-name="T6">]ato</text:span><text:span text:style-name="T2">/</text:span><text:span text:style-name="T6">g </text:span><text:span text:style-name="T13"><text:s/>→ .</text:span><text:span text:style-name="T14">r</text:span><text:span text:style-name="T13">ato ou .</text:span><text:span text:style-name="T14">m</text:span><text:span text:style-name="T13">ato → ponto, <text:s/>seguido de </text:span><text:span text:style-name="T14">r</text:span><text:span text:style-name="T13"> ou </text:span><text:span text:style-name="T14">m</text:span><text:span text:style-name="T13">, seguido de ato</text:span></text:p>
      <text:p text:style-name="P13"/>
      <text:p text:style-name="P14"><text:span text:style-name="T10">Obs:</text:span><text:span text:style-name="T11"> </text:span><text:span text:style-name="T12">Dentro do agrupador (colchetes) o ponto é um valor literal → </text:span><text:span text:style-name="T3">[.] = \. </text:span></text:p>
      <text:p text:style-name="P10">___________________________</text:p>
      <text:p text:style-name="P15">Para procurar uma ocorrencia ou outra basta digitar o pype. Vai marcar todas as ocorrencias dos dois tipos:</text:p>
      <text:p text:style-name="P15"><text:span text:style-name="T2">| </text:span><text:s/>→ ou</text:p>
      <text:p text:style-name="P16"><text:span text:style-name="T2">/</text:span><text:span text:style-name="T5">gato|pato/g </text:span><text:span text:style-name="T16"><text:s/>→ gato ou pato</text:span></text:p>
      <text:p text:style-name="P15"/>
      <text:p text:style-name="P15">Para simplificar a busca quando estiver preocurando uma coisa ou outra, basta colocar colchetes nas letras que não se repetem, <text:span text:style-name="T15">mas </text:span>para isso acontecer é preciso que algumas letras seguidas das <text:span text:style-name="T15">duas </text:span>opções se <text:span text:style-name="T15">repitam, tipo g-ato e p-ato</text:span>:</text:p>
      <text:p text:style-name="P17"><text:span text:style-name="T2">/</text:span><text:span text:style-name="T8">[g]ato/g </text:span><text:span text:style-name="T15"><text:s/>→ gato</text:span></text:p>
      <text:p text:style-name="P18"><text:span text:style-name="T2">/</text:span><text:span text:style-name="T8">[p]ato/g </text:span><text:span text:style-name="T15"><text:s/>→ pato</text:span></text:p>
      <text:p text:style-name="P18"><text:span text:style-name="T2">/</text:span><text:span text:style-name="T8">[gp]ato/g </text:span><text:span text:style-name="T15"><text:s/>→ gato ou pato</text:span></text:p>
      <text:p text:style-name="P18"/>
      <text:p text:style-name="P19">Os colchetes irão criar um grupo onde cada letra que esta dentro funcionará como um único e diferente caractere:</text:p>
      <text:p text:style-name="P18"><text:span text:style-name="T2">/</text:span><text:span text:style-name="T8">[gp]ato/g </text:span><text:span text:style-name="T15"><text:s/>→ g ou p seguido de a, seguido de t, seguido de o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06:54:17.141007129</meta:creation-date>
    <dc:date>2022-12-12T07:16:20.253769896</dc:date>
    <meta:editing-duration>PT11M2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4" meta:word-count="325" meta:character-count="2013" meta:non-whitespace-character-count="1702"/>
  </office:meta>
</office:document-meta>
</file>